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Calibri11" svg:font-family="Calibri1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2.8366in"/>
    </style:style>
    <style:style style:name="co10" style:family="table-column">
      <style:table-column-properties fo:break-before="auto" style:column-width="3.5728in"/>
    </style:style>
    <style:style style:name="co11" style:family="table-column">
      <style:table-column-properties fo:break-before="auto" style:column-width="4.031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5571in" fo:break-before="auto" style:use-optimal-row-height="false"/>
    </style:style>
    <style:style style:name="ro4" style:family="table-row">
      <style:table-row-properties style:row-height="2.3445in" fo:break-before="auto" style:use-optimal-row-height="false"/>
    </style:style>
    <style:style style:name="ro5" style:family="table-row">
      <style:table-row-properties style:row-height="2.7201in" fo:break-before="auto" style:use-optimal-row-height="false"/>
    </style:style>
    <style:style style:name="ro6" style:family="table-row">
      <style:table-row-properties style:row-height="3.2516in" fo:break-before="auto" style:use-optimal-row-height="false"/>
    </style:style>
    <style:style style:name="ro7" style:family="table-row">
      <style:table-row-properties style:row-height="3.0055in" fo:break-before="auto" style:use-optimal-row-height="true"/>
    </style:style>
    <style:style style:name="ro8" style:family="table-row">
      <style:table-row-properties style:row-height="2.2591in" fo:break-before="auto" style:use-optimal-row-height="true"/>
    </style:style>
    <style:style style:name="ro9" style:family="table-row">
      <style:table-row-properties style:row-height="2.4457in" fo:break-before="auto" style:use-optimal-row-height="true"/>
    </style:style>
    <style:style style:name="ro10" style:family="table-row">
      <style:table-row-properties style:row-height="2.6327in" fo:break-before="auto" style:use-optimal-row-height="true"/>
    </style:style>
    <style:style style:name="ro11" style:family="table-row">
      <style:table-row-properties style:row-height="2.8189in" fo:break-before="auto" style:use-optimal-row-height="true"/>
    </style:style>
    <style:style style:name="ro12" style:family="table-row">
      <style:table-row-properties style:row-height="2.5563in" fo:break-before="auto" style:use-optimal-row-height="false"/>
    </style:style>
    <style:style style:name="ro13" style:family="table-row">
      <style:table-row-properties style:row-height="2.6138in" fo:break-before="auto" style:use-optimal-row-height="false"/>
    </style:style>
    <style:style style:name="ro14" style:family="table-row">
      <style:table-row-properties style:row-height="2.0839in" fo:break-before="auto" style:use-optimal-row-height="false"/>
    </style:style>
    <style:style style:name="ro15" style:family="table-row">
      <style:table-row-properties style:row-height="2.372in" fo:break-before="auto" style:use-optimal-row-height="false"/>
    </style:style>
    <style:style style:name="ro16" style:family="table-row">
      <style:table-row-properties style:row-height="2.5453in" fo:break-before="auto" style:use-optimal-row-height="false"/>
    </style:style>
    <style:style style:name="ro17" style:family="table-row">
      <style:table-row-properties style:row-height="2.763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5000">
      <style:table-cell-properties fo:background-color="#33cc33" style:cell-protect="protected" style:print-content="tru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5000">
      <style:table-cell-properties fo:background-color="#ffff00" style:cell-protect="protected" style:print-content="true" style:vertical-align="automatic"/>
      <style:text-properties style:font-name="Calibri1" style:font-name-asian="Calibri" style:font-name-complex="Calibri"/>
    </style:style>
    <style:style style:name="ce6" style:family="table-cell" style:parent-style-name="Excel_20_Built-in_20_Normal" style:data-style-name="N116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Default">
      <style:text-properties style:font-name="Arial" fo:font-size="11pt" fo:language="en" fo:country="US" style:font-name-asian="Courier New" style:font-size-asian="11pt" style:language-asian="en" style:country-asian="US" style:font-name-complex="Courier New" style:font-size-complex="11pt" style:language-complex="en" style:country-complex="US"/>
    </style:style>
    <style:style style:name="ce9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language-complex="en" style:country-complex="US"/>
    </style:style>
    <style:style style:name="ce10" style:family="table-cell" style:parent-style-name="Default">
      <style:text-properties style:font-name="Arial" fo:language="en" fo:country="US" style:text-underline-style="solid" style:text-underline-width="auto" style:text-underline-color="font-color" style:font-name-asian="Courier New" style:language-asian="en" style:country-asian="US" style:font-name-complex="Courier New" style:language-complex="en" style:country-complex="US"/>
    </style:style>
    <style:style style:name="ce11" style:family="table-cell" style:parent-style-name="Default">
      <style:text-properties style:font-name="Arial" fo:language="en" fo:country="US" style:text-underline-style="none" style:font-name-asian="Courier New" style:language-asian="en" style:country-asian="US" style:font-name-complex="Courier New" style:language-complex="en" style:country-complex="US"/>
    </style:style>
    <style:style style:name="ce12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justify" fo:margin-left="0in"/>
      <style:text-properties style:font-name="Calibri" fo:font-weight="normal" style:font-name-asian="Calibri" style:font-weight-asian="normal" style:font-name-complex="Calibri" style:font-weight-complex="normal"/>
    </style:style>
    <style:style style:name="ce14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top"/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08in solid #000000" style:vertical-align="top"/>
      <style:text-properties style:font-name="Calibri2" style:font-name-asian="Calibri" style:font-name-complex="Calibri"/>
    </style:style>
    <style:style style:name="ce17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top"/>
      <style:text-properties style:font-name="Calibri2" style:font-name-asian="Calibri" style:font-name-complex="Calibri"/>
    </style:style>
    <style:style style:name="ce18" style:family="table-cell" style:parent-style-name="Excel_20_Built-in_20_Normal" style:data-style-name="N5000">
      <style:table-cell-properties fo:border-bottom="0.0008in solid #000000" style:cell-protect="protected" style:print-content="true" fo:background-color="transparent" fo:wrap-option="wrap" fo:border-left="none" fo:border-right="none" fo:border-top="none" style:vertical-align="top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fo:color="#000000" style:font-name="Calibri" fo:font-size="11pt" fo:language="en" fo:country="IN" style:font-name-asian="Calibri" style:font-size-asian="11pt" style:language-asian="zh" style:country-asian="CN" style:font-name-complex="Calibri" style:font-size-complex="11pt" style:language-complex="hi" style:country-complex="IN"/>
    </style:style>
    <style:style style:name="ce21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Calibri2" fo:font-size="11pt" fo:language="en" fo:country="US" fo:font-style="normal" fo:font-weight="normal" style:font-size-asian="11pt" style:language-asian="en" style:country-asian="US" style:font-weight-asian="normal" style:font-size-complex="11pt" style:font-weight-complex="normal"/>
    </style:style>
    <style:style style:name="T4" style:family="text">
      <style:text-properties style:font-name="Times New Roman" fo:font-size="12pt" fo:language="en" fo:country="US" fo:font-style="normal" fo:font-weight="normal" style:language-asian="en" style:country-asian="US" style:font-weight-asian="normal" style:font-size-complex="6.80000019073486pt" style:font-weight-complex="normal"/>
    </style:style>
    <style:style style:name="T5" style:family="text">
      <style:text-properties style:font-name="Calibri2" fo:font-size="11pt" fo:language="en" fo:country="US" fo:font-style="normal" fo:font-weight="normal" style:font-size-asian="11pt" style:language-asian="en" style:country-asian="US" style:font-size-complex="11pt"/>
    </style:style>
    <style:style style:name="T6" style:family="text">
      <style:text-properties style:font-name="Calibri2" fo:font-size="11pt" style:font-size-asian="11pt" style:font-size-complex="11pt"/>
    </style:style>
    <style:style style:name="T7" style:family="text"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Calibri2" fo:font-weight="normal" style:font-weight-asian="normal" style:font-weight-complex="normal"/>
    </style:style>
    <style:style style:name="T9" style:family="text">
      <style:text-properties style:font-name="Calibri2" fo:font-size="12pt" fo:language="en" fo:country="US" fo:font-style="normal" fo:font-weight="normal" style:language-asian="en" style:country-asian="US" style:font-weight-asian="normal" style:font-size-complex="6.80000019073486pt" style:font-weight-complex="normal"/>
    </style:style>
    <style:style style:name="T10" style:family="text">
      <style:text-properties fo:color="#000000" style:font-name="Calibri" fo:font-size="11pt" fo:language="en" fo:country="IN" style:font-name-asian="Calibri" style:font-size-asian="11pt" style:language-asian="zh" style:country-asian="CN" style:font-name-complex="Calibri" style:font-size-complex="11pt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Last Modified Date</text:p>
          </table:table-cell>
          <table:table-cell table:style-name="ce6" office:value-type="date" office:date-value="2011-02-25">
            <text:p>02-25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>
            <text:p>Test Type</text:p>
          </table:table-cell>
          <table:table-cell table:style-name="ce4" office:value-type="string">
            <text:p>Total No. of Test Case</text:p>
          </table:table-cell>
          <table:table-cell table:style-name="ce4" office:value-type="string">
            <text:p>Test Case Automated</text:p>
          </table:table-cell>
          <table:table-cell table:style-name="ce4" office:value-type="string">
            <text:p>Test Case Executed</text:p>
          </table:table-cell>
          <table:table-cell table:style-name="ce4" office:value-type="string">
            <text:p>Test Case Passed</text:p>
          </table:table-cell>
          <table:table-cell table:style-name="ce4" office:value-type="string">
            <text:p>Test Case Faile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>
            <text:p>Tree Navigation Views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>
            <text:p>Plan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>
            <text:p>Command Execution Undo and Redo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15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urrent_User_Scenario" table:style-name="ta2" table:print="false">
        <table:table-column table:style-name="co9" table:default-cell-style-name="Default"/>
        <table:table-column table:style-name="co10" table:default-cell-style-name="ce19"/>
        <table:table-column table:style-name="co11" table:default-cell-style-name="ce1"/>
        <table:table-column table:style-name="co12" table:number-columns-repeated="1017" table:default-cell-style-name="Default"/>
        <table:table-row table:style-name="ro3">
          <table:table-cell table:style-name="ce7" office:value-type="string">
            <text:p>TEST CASE ID</text:p>
          </table:table-cell>
          <table:table-cell table:style-name="ce12" office:value-type="string">
            <text:p>TITLE</text:p>
          </table:table-cell>
          <table:table-cell table:style-name="ce7" office:value-type="string">
            <text:p>STEPS</text:p>
          </table:table-cell>
          <table:table-cell table:number-columns-repeated="2"/>
          <table:table-cell table:style-name="ce7" office:value-type="string">
            <text:p>AUTOMATED</text:p>
          </table:table-cell>
          <table:table-cell table:style-name="ce7" office:value-type="string">
            <text:p>RESULT</text:p>
          </table:table-cell>
          <table:table-cell table:style-name="ce7" office:value-type="string">
            <text:p>COMMENTS</text:p>
          </table:table-cell>
          <table:table-cell table:style-name="ce21" table:number-columns-repeated="1012"/>
        </table:table-row>
        <table:table-row table:style-name="ro4">
          <table:table-cell table:style-name="ce8" office:value-type="string">
            <text:p>MACU0001_lockAboutPlanDetails</text:p>
          </table:table-cell>
          <table:table-cell table:style-name="ce13" office:value-type="string">
            <text:p>Verify that Lock should be generated for user B while user A is <text:s/>updating the details of the plan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password</text:p>
            <text:p>3. Click on 'Sign In' button</text:p>
            <text:p>4. Click on 'Information Sharing Model' Link.</text:p>
            <text:p>5. Click on About plan under show pop up menu.</text:p>
            <text:p>6. Enter the User 2 username and password</text:p>
            <text:p>7. Click on Sign In button</text:p>
            <text:p>8. Click on Information Sharing Model</text:p>
            <text:p>9. Click on About Plan under show pop up menu</text:p>
            <text:p>10. <text:s/>Click 'Logout &lt;username&gt;' option under 'Actions' pop up menu</text:p>
          </table:table-cell>
          <table:table-cell table:number-columns-repeated="1017"/>
        </table:table-row>
        <table:table-row table:style-name="ro5">
          <table:table-cell table:style-name="ce9" office:value-type="string">
            <text:p>MACU0002_allEvents</text:p>
          </table:table-cell>
          <table:table-cell table:style-name="ce14" office:value-type="string">
            <text:p>Verify that<text:span text:style-name="T1"> </text:span><text:span text:style-name="T2"><text:s/></text:span><text:span text:style-name="T3">Lock should be generated for user B for adding new </text:span><text:span text:style-name="T3">events to the plan</text:span><text:span text:style-name="T4">.</text:span></text:p>
          </table:table-cell>
          <table:table-cell table:style-name="ce14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under show pop up menu.</text:p>
            <text:p>6.Click on All events options under show pop up menu of about plan window</text:p>
            <text:p>7. Enter the User 2 username and password</text:p>
            <text:p>8. Click on Sign In button</text:p>
            <text:p>9. Click on Information Sharing Model</text:p>
            <text:p>10. Click on About Plan under show pop up menu</text:p>
            <text:p>11. Click on All events options under show pop up menu of about plan window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MACU0003_lockSecreacyClassifications</text:p>
          </table:table-cell>
          <table:table-cell table:style-name="ce14" office:value-type="string">
            <text:p>Verify that <text:s/><text:span text:style-name="T5">Lock should be generated for user B for adding </text:span><text:span text:style-name="T5">Secrecy classifications to the plan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under show pop up menu.</text:p>
            <text:p>6.Click on Secrecy classifications options under show pop up menu of about plan window</text:p>
            <text:p>7. Enter the User 2 username and password</text:p>
            <text:p>8. Click on Sign In button</text:p>
            <text:p>9. Click on Information Sharing Model</text:p>
            <text:p>10. Click on About Plan under show pop up menu</text:p>
            <text:p>11. Click on Secrecy classifications <text:s/>options under show pop up menu of about plan window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MACU0004_lockAllOrganizations</text:p>
          </table:table-cell>
          <table:table-cell table:style-name="ce14" office:value-type="string">
            <text:p>Verify that <text:s/>Lock should be generated for user B for adding All Organisations to the plan.</text:p>
          </table:table-cell>
          <table:table-cell table:style-name="ce14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under show pop up menu.</text:p>
            <text:p>6.Click on Secrecy classifications options under show pop up menu of about plan window</text:p>
            <text:p>7. Enter the User 2 username and password</text:p>
            <text:p>8. Click on Sign In button</text:p>
            <text:p>9. Click on Information Sharing Model</text:p>
            <text:p>10. Click on About Plan under show pop up menu</text:p>
            <text:p>11. Click on Secrecy classifications <text:s/>options under show pop up menu of about plan window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MACU0005_lockWhosWho</text:p>
          </table:table-cell>
          <table:table-cell table:style-name="ce15" office:value-type="string">
            <text:p>Verify that <text:s/>Lock should be generated for user B for addingWho's who <text:s/>to the plan.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under show pop up menu.</text:p>
            <text:p>6.Click on Who' s who options under show pop up menu of about plan window</text:p>
            <text:p>7. Enter the User 2 username and password</text:p>
            <text:p>8. Click on Sign In button</text:p>
            <text:p>9. Click on Information Sharing Model</text:p>
            <text:p>10. Click on About Plan under show pop up menu</text:p>
            <text:p>11. Click on Who's who <text:s/>options under show pop up menu of about plan window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MACU0006_lockIndex</text:p>
          </table:table-cell>
          <table:table-cell table:style-name="ce14" office:value-type="string">
            <text:p>Verify that <text:s/>Lock should be generated for user B for adding Index to the plan.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under show pop up menu.</text:p>
            <text:p>6.Click on Index options under show pop up menu of about plan window</text:p>
            <text:p>7. Enter the User 2 username and password</text:p>
            <text:p>8. Click on Sign In button</text:p>
            <text:p>9. Click on Information Sharing Model</text:p>
            <text:p>10. Click on About Plan under show pop up menu</text:p>
            <text:p>11. Click on Index <text:s/>options under show pop up menu of about plan window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MACU0007_lockDetailsAboutPlanSegment</text:p>
          </table:table-cell>
          <table:table-cell table:style-name="ce14" office:value-type="string">
            <text:p>Verify that Lock should be generated for user B while user A is <text:s/>updating the details of the about plan segment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password</text:p>
            <text:p>3. Click on 'Sign In' button</text:p>
            <text:p>4. Click on 'Information Sharing Model' Link.</text:p>
            <text:p>5. Click on About Plan Segment under show pop up menu.</text:p>
            <text:p>6. Enter the User 2 username and password</text:p>
            <text:p>7. Click on Sign In button</text:p>
            <text:p>8. Click on Information Sharing Model</text:p>
            <text:p>9. Click on About Plan Segment under show pop up menu</text:p>
            <text:p>10. <text:s/>Click 'Logout &lt;username&gt;' option under 'Actions' pop up menu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MACU0008_lockGoalsOfPlanSegment</text:p>
          </table:table-cell>
          <table:table-cell table:style-name="ce14" office:value-type="string">
            <text:p>Verify that <text:s/>Lock should be generated for user B for adding goals to the plan.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Segment under show pop up menu.</text:p>
            <text:p>6.Click on goals options under show pop up menu of about plan segment window</text:p>
            <text:p>7. Enter the User 2 username and password</text:p>
            <text:p>8. Click on Sign In button</text:p>
            <text:p>9. Click on Information Sharing Model</text:p>
            <text:p>10. Click on About Plan Segment under show pop up menu</text:p>
            <text:p>11. Click on goals <text:s/>options under show pop up menu of about plan segment window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MACU0009_lockTaskMover</text:p>
          </table:table-cell>
          <table:table-cell table:style-name="ce14" office:value-type="string">
            <text:p>verify that <text:span text:style-name="T5">Lock should be generated for user B for moving task </text:span><text:span text:style-name="T5">from the plan segment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Segment under show pop up menu.</text:p>
            <text:p>6.Click on task mover options under show pop up menu of about plan segment window</text:p>
            <text:p>7. Enter the User 2 username and password</text:p>
            <text:p>8. Click on Sign In button</text:p>
            <text:p>9. Click on Information Sharing Model</text:p>
            <text:p>10. Click on About Plan Segment under show pop up menu</text:p>
            <text:p>11. Click on show pop up menu of about plan segment window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MACU0010_lockRemoveSegment</text:p>
          </table:table-cell>
          <table:table-cell table:style-name="ce15" office:value-type="string">
            <text:p>Verify that<text:span text:style-name="T6"> </text:span><text:span text:style-name="T5">Lock should be generated for user B for removing </text:span><text:span text:style-name="T5">segment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Remove this Segment under Action pop up menu.</text:p>
            <text:p>6. Enter the User 2 username and password</text:p>
            <text:p>7. Click on Sign In button</text:p>
            <text:p>8. Click on Information Sharing Model</text:p>
            <text:p>9. Click on Remove this Segment under Action pop up menu.</text:p>
            <text:p>11. Click 'Logout &lt;username&gt;' option under 'Actions' pop up menu</text:p>
          </table:table-cell>
          <table:table-cell table:number-columns-repeated="1017"/>
        </table:table-row>
        <table:table-row table:style-name="ro9">
          <table:table-cell table:style-name="ce9" office:value-type="string">
            <text:p>MACU0011_lockUndoPlanSegment</text:p>
          </table:table-cell>
          <table:table-cell table:style-name="ce14" office:value-type="string">
            <text:p>Verify that<text:span text:style-name="T6"> </text:span><text:span text:style-name="T5">Lock should be generated for user B for performing </text:span><text:span text:style-name="T5">undo operation if user A has done some changes to the plan </text:span><text:span text:style-name="T5">segment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Segment under show pop up menu.</text:p>
            <text:p>6. Modify some chages </text:p>
            <text:p>7. Enter the User 2 username and password</text:p>
            <text:p>8. Click on Sign In button</text:p>
            <text:p>9. Click on Information Sharing Model</text:p>
            <text:p>10. Click on About Plan Segment under show pop up menu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9">
          <table:table-cell table:style-name="ce9" office:value-type="string">
            <text:p>MACU0012_lockRedoPlanSegment</text:p>
          </table:table-cell>
          <table:table-cell table:style-name="ce14" office:value-type="string">
            <text:p>Verify that <text:s/>Lock should be generated for user B for performing redo opertaions if user A has done some changes to the plan segment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bout plan Segment under show pop up menu.</text:p>
            <text:p>6. Modify some chages </text:p>
            <text:p>7. Enter the User 2 username and password</text:p>
            <text:p>8. Click on Sign In button</text:p>
            <text:p>9. Click on Information Sharing Model</text:p>
            <text:p>10. Click on About Plan Segment under show pop up menu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10">
          <table:table-cell table:style-name="ce9" office:value-type="string">
            <text:p>MACU0013_lockUpdateTaskDetails</text:p>
          </table:table-cell>
          <table:table-cell table:style-name="ce15" office:value-type="string">
            <text:p>Verify that<text:span text:style-name="T6"> </text:span><text:span text:style-name="T5">Lock should be generated for user B while User A is </text:span><text:span text:style-name="T5">updating the details of the task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dd new Task under Action pop up menu.</text:p>
            <text:p>6. Click on details to Modify <text:s/>task details</text:p>
            <text:p>7. Enter the User 2 username and password</text:p>
            <text:p>8. Click on Sign In button</text:p>
            <text:p>9. Click on Information Sharing Model</text:p>
            <text:p>10. Click on Add new task under Action pop up menu</text:p>
            <text:p>11. click on details of task</text:p>
            <text:p>12. <text:s/>Click 'Logout &lt;username&gt;' option under 'Actions' pop up menu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MACU0014_addNewTask</text:p>
          </table:table-cell>
          <table:table-cell table:style-name="ce14" office:value-type="string">
            <text:p>Verify that <text:span text:style-name="T5">User B should be able to add new task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dd new Task <text:s/>pop up menu.</text:p>
            <text:p>6. Enter the User 2 username and password</text:p>
            <text:p>7. Click on Sign In button</text:p>
            <text:p>8. Click on Information Sharing Model</text:p>
            <text:p>9. Click on Add new task pop up menu</text:p>
            <text:p>1012. <text:s/>Click 'Logout &lt;username&gt;' option under 'Actions' pop up menu</text:p>
          </table:table-cell>
          <table:table-cell table:number-columns-repeated="1017"/>
        </table:table-row>
        <table:table-row table:style-name="ro11">
          <table:table-cell table:style-name="ce9" office:value-type="string">
            <text:p>MACU0015_lockSameTaskDetails</text:p>
          </table:table-cell>
          <table:table-cell table:style-name="ce14" office:value-type="string">
            <text:p>Verify that <text:span text:style-name="T5">Lock should be generated for user B while user A is </text:span><text:span text:style-name="T5">updating the same task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dd new Task <text:s/>pop up menu.</text:p>
            <text:p>6. Click on details to Modify <text:s/>task details</text:p>
            <text:p>7. Click on Action pop up menu</text:p>
            <text:p>8. Enter the User 2 username and password</text:p>
            <text:p>9. Click on Sign In button</text:p>
            <text:p>10. Click on Information Sharing Model</text:p>
            <text:p>11. Click on Add new task pop up menu</text:p>
            <text:p>12. click on details of same task </text:p>
            <text:p>13. <text:s/>Click 'Logout &lt;username&gt;' option under 'Actions' pop up menu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MACU0016_addReceiveInfo</text:p>
          </table:table-cell>
          <table:table-cell table:style-name="ce15" office:value-type="string">
            <text:p>Verify that <text:span text:style-name="T5">User B should be able to add info received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Click on the 'add <text:s/>info receive'</text:p>
            <text:p>6. Enter the User 2 username and password</text:p>
            <text:p>7. Click on Sign In button</text:p>
            <text:p>8. Click on Information Sharing Model</text:p>
            <text:p>9. Click on the 'add <text:s/>info receive'</text:p>
            <text:p>10.Click on details of same task </text:p>
            <text:p>11. <text:s/>Click 'Logout &lt;username&gt;' option under 'Actions' pop up menu</text:p>
          </table:table-cell>
          <table:table-cell table:number-columns-repeated="1017"/>
        </table:table-row>
        <table:table-row table:style-name="ro13">
          <table:table-cell table:style-name="ce9" office:value-type="string">
            <text:p>MACU0017_addSentInfo</text:p>
          </table:table-cell>
          <table:table-cell table:style-name="ce14" office:value-type="string">
            <text:p>Verify that<text:span text:style-name="T6"> <text:s/></text:span><text:span text:style-name="T5">User B should be able to add info sent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Click on the 'add info sent'</text:p>
            <text:p>6. Enter the User 2 username and password</text:p>
            <text:p>7. Click on Sign In button</text:p>
            <text:p>8. Click on Information Sharing Model</text:p>
            <text:p>9. Click on the 'add info sent'</text:p>
            <text:p>10.Click on details of same task </text:p>
            <text:p>11. <text:s/>Click 'Logout &lt;username&gt;' option under 'Actions' pop up menu</text:p>
          </table:table-cell>
          <table:table-cell table:number-columns-repeated="1017"/>
        </table:table-row>
        <table:table-row table:style-name="ro14">
          <table:table-cell table:style-name="ce9" office:value-type="string">
            <text:p>MACU0018_sendMessage</text:p>
          </table:table-cell>
          <table:table-cell table:style-name="ce16" office:value-type="string">
            <text:p><text:span text:style-name="T7">Verify that </text:span><text:span text:style-name="T3">User B should be able to send messages.</text:span></text:p>
          </table:table-cell>
          <table:table-cell table:style-name="ce20" office:value-type="string">
            <text:p><text:span text:style-name="T10">Prerequisites: Plan should be created.</text:span></text:p>
            <text:p><text:span text:style-name="T10">1. Enter the URL 'http://afourtech.mind-alliance.com/'</text:span></text:p>
            <text:p><text:span text:style-name="T10">2. Enter theUser-1 <text:s/>username and <text:s/>password</text:span></text:p>
            <text:p><text:span text:style-name="T10">3. Click on 'Sign In' button</text:span></text:p>
            <text:p><text:span text:style-name="T10">4. Click on 'Information Sharing Model' Link.</text:span></text:p>
            <text:p><text:span text:style-name="T10">5. Click on Send Message under Action pop up menu.</text:span></text:p>
            <text:p><text:span text:style-name="T10">6. Enter the User 2 username and password</text:span></text:p>
            <text:p><text:span text:style-name="T10">7. Click on Sign In button</text:span></text:p>
            <text:p><text:span text:style-name="T10">8. Click on Information Sharing Model</text:span></text:p>
            <text:p><text:span text:style-name="T10">9. Click on Send Message under Action pop up menu</text:span></text:p>
            <text:p><text:span text:style-name="T10">10. <text:s/>Click 'Logout &lt;username&gt;' option under 'Actions' pop up </text:span><text:span text:style-name="T10">menu</text:span></text:p>
          </table:table-cell>
          <table:table-cell table:number-columns-repeated="1017"/>
        </table:table-row>
        <table:table-row table:style-name="ro15">
          <table:table-cell table:style-name="ce11" office:value-type="string">
            <text:p>MACU0019_addNewTask</text:p>
          </table:table-cell>
          <table:table-cell table:style-name="ce17" office:value-type="string">
            <text:p><text:span text:style-name="T7">Verify that </text:span><text:span text:style-name="T3">User B should be able to add new task.</text:span></text:p>
          </table:table-cell>
          <table:table-cell table:style-name="ce19" office:value-type="string">
            <text:p>Prerequisites: Plan should be created.</text:p>
            <text:p>1. Enter the URL 'http://afourtech.mind-alliance.com/'</text:p>
            <text:p>2. Enter theUser-1 <text:s/>username and <text:s/>password</text:p>
            <text:p>3. Click on 'Sign In' button</text:p>
            <text:p>4. Click on 'Information Sharing Model' Link.</text:p>
            <text:p>5. Click on Add new Task under Action <text:s/>pop up menu.</text:p>
            <text:p>6. Enter the User 2 username and password</text:p>
            <text:p>7. Click on Sign In button</text:p>
            <text:p>8. Click on Information Sharing Model</text:p>
            <text:p>9. Click on Add new task under Action pop up menu</text:p>
            <text:p>10. <text:s/>Click 'Logout &lt;username&gt;' option under 'Actions' pop up menu</text:p>
          </table:table-cell>
          <table:table-cell table:number-columns-repeated="1017"/>
        </table:table-row>
        <table:table-row table:style-name="ro16">
          <table:table-cell table:style-name="ce9" office:value-type="string">
            <text:p>MACU0020_addNewSegment</text:p>
          </table:table-cell>
          <table:table-cell table:style-name="ce14" office:value-type="string">
            <text:p>Verify That User B should be able to add new Segment</text:p>
          </table:table-cell>
          <table:table-cell table:style-name="ce20" office:value-type="string">
            <text:p><text:span text:style-name="T10">Prerequisites: Plan should be created.</text:span></text:p>
            <text:p><text:span text:style-name="T10">1. Enter the URL 'http://afourtech.mind-alliance.com/'</text:span></text:p>
            <text:p><text:span text:style-name="T10">2. Enter theUser-1 <text:s/>username and <text:s/>password</text:span></text:p>
            <text:p><text:span text:style-name="T10">3. Click on 'Sign In' button</text:span></text:p>
            <text:p><text:span text:style-name="T10">4. Click on 'Information Sharing Model' Link.</text:span></text:p>
            <text:p><text:span text:style-name="T10">5. Click on Add new Segment under Action <text:s/>pop up menu.</text:span></text:p>
            <text:p><text:span text:style-name="T10">6. Enter the User 2 username and password</text:span></text:p>
            <text:p><text:span text:style-name="T10">7. Click on Sign In button</text:span></text:p>
            <text:p><text:span text:style-name="T10">8. Click on Information Sharing Model</text:span></text:p>
            <text:p><text:span text:style-name="T10">9. Click on <text:s/>Add new Segment under Action pop up menu</text:span></text:p>
            <text:p><text:span text:style-name="T10">10. <text:s/>Click 'Logout &lt;username&gt;' option under 'Actions' pop up </text:span><text:span text:style-name="T10">menu</text:span></text:p>
          </table:table-cell>
          <table:table-cell table:number-columns-repeated="1017"/>
        </table:table-row>
        <table:table-row table:style-name="ro17">
          <table:table-cell table:style-name="ce9" office:value-type="string">
            <text:p>MACU0021_lockMoveTaskPlanSegment</text:p>
          </table:table-cell>
          <table:table-cell table:style-name="ce17" office:value-type="string">
            <text:p><text:span text:style-name="T8">Verify that </text:span><text:span text:style-name="T9">Lock should be generated for user B for moving </text:span><text:span text:style-name="T9">task from the plan segment.</text:span></text:p>
          </table:table-cell>
          <table:table-cell office:value-type="string">
            <text:p><text:span text:style-name="T10">Prerequisites: Plan should be created.</text:span></text:p>
            <text:p><text:span text:style-name="T10">1. Enter the URL 'http://afourtech.mind-alliance.com/'</text:span></text:p>
            <text:p><text:span text:style-name="T10">2. Enter theUser-1 <text:s/>username and <text:s/>password</text:span></text:p>
            <text:p><text:span text:style-name="T10">3. Click on 'Sign In' button</text:span></text:p>
            <text:p><text:span text:style-name="T10">4. Click on 'Information Sharing Model' Link.</text:span></text:p>
            <text:p><text:span text:style-name="T10">5. Click on <text:s/>Move task to segment <text:s/>under Action <text:s/>pop up menu.</text:span></text:p>
            <text:p><text:span text:style-name="T10">6. Enter the User 2 username and password</text:span></text:p>
            <text:p><text:span text:style-name="T10">7. Click on Sign In button</text:span></text:p>
            <text:p><text:span text:style-name="T10">8. Click on Information Sharing Model</text:span></text:p>
            <text:p><text:span text:style-name="T10">9. Click on <text:s text:c="2"/>Move task to segment under Action pop up menu</text:span></text:p>
            <text:p><text:span text:style-name="T10">10. <text:s/>Click 'Logout &lt;username&gt;' option under 'Actions' pop up </text:span><text:span text:style-name="T10">menu</text:span></text:p>
          </table:table-cell>
          <table:table-cell table:number-columns-repeated="1017"/>
        </table:table-row>
        <table:table-row table:style-name="ro1">
          <table:table-cell/>
          <table:table-cell table:style-name="ce18"/>
          <table:table-cell table:number-columns-repeated="1018"/>
        </table:table-row>
        <table:table-row table:style-name="ro1" table:number-rows-repeated="65512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Calibri11" svg:font-family="Calibri1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number-style style:name="N118P0" style:volatile="true">
      <number:text>Rs. </number:text>
      <number:number number:decimal-places="0" number:min-integer-digits="1" number:grouping="true"/>
    </number:number-style>
    <number:number-style style:name="N118">
      <number:text>Rs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s. </number:text>
      <number:number number:decimal-places="0" number:min-integer-digits="1" number:grouping="true"/>
    </number:number-style>
    <number:number-style style:name="N119">
      <style:text-properties fo:color="#ff0000"/>
      <number:text>Rs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s. </number:text>
      <number:number number:decimal-places="2" number:min-integer-digits="1" number:grouping="true"/>
    </number:number-style>
    <number:number-style style:name="N121">
      <number:text>Rs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s. </number:text>
      <number:number number:decimal-places="2" number:min-integer-digits="1" number:grouping="true"/>
    </number:number-style>
    <number:number-style style:name="N122">
      <style:text-properties fo:color="#ff0000"/>
      <number:text>Rs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s. </number:text>
      <number:number number:decimal-places="0" number:min-integer-digits="1" number:grouping="true"/>
      <number:text> </number:text>
    </number:number-style>
    <number:number-style style:name="N134P1" style:volatile="true">
      <number:text> Rs. -</number:text>
      <number:number number:decimal-places="0" number:min-integer-digits="1" number:grouping="true"/>
      <number:text> </number:text>
    </number:number-style>
    <number:number-style style:name="N134P2" style:volatile="true">
      <number:text> Rs.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s. </number:text>
      <number:number number:decimal-places="2" number:min-integer-digits="1" number:grouping="true"/>
      <number:text> </number:text>
    </number:number-style>
    <number:number-style style:name="N142P1" style:volatile="true">
      <number:text> Rs. -</number:text>
      <number:number number:decimal-places="2" number:min-integer-digits="1" number:grouping="true"/>
      <number:text> </number:text>
    </number:number-style>
    <number:number-style style:name="N142P2" style:volatile="true">
      <number:text> Rs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 $(</number:text>
      <number:number number:decimal-places="0" number:min-integer-digits="1" number:grouping="true"/>
      <number:text>)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10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rajendra kumar</dc:creator>
    <dc:date>2011-04-11T10:54:01.44</dc:date>
    <meta:editing-cycles>43</meta:editing-cycles>
    <meta:editing-duration>PT19H54M17S</meta:editing-duration>
    <meta:document-statistic meta:table-count="2" meta:cell-count="102" meta:object-count="0"/>
  </office:meta>
</office:document-meta>
</file>